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ecode" svg:font-family="Firecode"/>
    <style:font-face style:name="FiraCode Nerd Font1" svg:font-family="'FiraCode Nerd Font'" style:font-pitch="fixed"/>
    <style:font-face style:name="FiraCode Nerd Font" svg:font-family="'FiraCode Nerd Font'" style:font-adornments="Regular" style:font-pitch="fixed"/>
    <style:font-face style:name="Nimbus Mono PS" svg:font-family="'Nimbus Mono PS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46cm" draw:shadow="hidden"/>
      <style:paragraph-properties style:writing-mode="lr-tb"/>
    </style:style>
    <style:style style:name="gr2" style:family="graphic" style:parent-style-name="fira">
      <style:graphic-properties svg:stroke-color="#b3cac7" draw:fill="solid" draw:fill-color="#eeeeee" draw:opacity="100%" draw:opacity-name="" draw:textarea-horizontal-align="justify" draw:textarea-vertical-align="middle" draw:auto-grow-height="false" fo:min-height="1.806cm" fo:min-width="8.306cm"/>
      <style:paragraph-properties style:writing-mode="lr-tb"/>
    </style:style>
    <style:style style:name="gr3" style:family="graphic" style:parent-style-name="fira">
      <style:graphic-properties svg:stroke-color="#dedce6" draw:fill="solid" draw:fill-color="#eeeeee" draw:textarea-horizontal-align="justify" draw:textarea-vertical-align="middle" draw:auto-grow-height="false" fo:min-height="2.25cm" fo:min-width="3.25cm"/>
      <style:paragraph-properties style:writing-mode="lr-tb"/>
    </style:style>
    <style:style style:name="gr4" style:family="graphic" style:parent-style-name="fira">
      <style:graphic-properties draw:textarea-horizontal-align="center" draw:textarea-vertical-align="middle"/>
    </style:style>
    <style:style style:name="gr5" style:family="graphic" style:parent-style-name="fira">
      <style:graphic-properties draw:fill="solid" draw:fill-color="#eeeeee" draw:textarea-horizontal-align="justify" draw:textarea-vertical-align="top" draw:auto-grow-height="false" fo:min-height="2cm" fo:min-width="8.25cm"/>
      <style:paragraph-properties style:writing-mode="lr-tb"/>
    </style:style>
    <style:style style:name="gr6" style:family="graphic" style:parent-style-name="fira">
      <style:graphic-properties draw:textarea-horizontal-align="center" draw:textarea-vertical-align="middle"/>
      <style:paragraph-properties style:writing-mode="lr-tb"/>
    </style:style>
    <style:style style:name="P1" style:family="paragraph">
      <style:paragraph-properties fo:text-align="center"/>
      <style:text-properties style:font-name="FiraCode Nerd Font1" fo:language="en" fo:country="US"/>
    </style:style>
    <style:style style:name="P2" style:family="paragraph">
      <loext:graphic-properties draw:fill="none" draw:fill-color="#ffffff"/>
      <style:paragraph-properties fo:text-align="center"/>
      <style:text-properties style:font-name="FiraCode Nerd Font1" fo:language="en" fo:country="US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eeeeee" draw:opacity="100%"/>
      <style:paragraph-properties fo:text-align="center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solid" draw:fill-color="#eeeeee"/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start"/>
      <style:text-properties fo:font-size="14pt" style:font-size-asian="14pt" style:font-size-complex="14pt"/>
    </style:style>
    <style:style style:name="P8" style:family="paragraph">
      <loext:graphic-properties draw:fill="solid" draw:fill-color="#eeeeee"/>
      <style:paragraph-properties fo:text-align="start"/>
      <style:text-properties fo:font-size="14pt" style:font-size-asian="14pt" style:font-size-complex="14pt"/>
    </style:style>
    <style:style style:name="T1" style:family="text">
      <style:text-properties style:font-name="FiraCode Nerd Font1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5.75cm" svg:height="2.588cm" svg:x="2.92cm" svg:y="0.854cm">
          <draw:text-box>
            <text:p text:style-name="P1"><text:span text:style-name="T1">Kernel module Functionality🎛️</text:span></text:p>
            <text:p text:style-name="P1"><text:span text:style-name="T1">(test mpu6050 i2c communication)</text:span></text:p>
            <text:p text:style-name="P1"><text:span text:style-name="T1"/></text:p>
          </draw:text-box>
        </draw:frame>
        <draw:custom-shape draw:style-name="gr2" draw:text-style-name="P4" xml:id="id1" draw:id="id1" draw:layer="layout" svg:width="8.5cm" svg:height="2cm" svg:x="1.25cm" svg:y="4.75cm">
          <text:p text:style-name="P3">Init</text:p>
          <text:p text:style-name="P3">Read(0x75) regi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2" draw:id="id2" draw:layer="layout" svg:width="6.5cm" svg:height="4.5cm" svg:x="2.25cm" svg:y="7.5cm">
          <text:p text:style-name="P5"><text:span text:style-name="T2">If R(0x75)==0x68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5.5cm" svg:y1="6.75cm" svg:x2="5.5cm" svg:y2="7.5cm" draw:start-shape="id1" draw:start-glue-point="2" draw:end-shape="id2" draw:end-glue-point="4" svg:d="M5500 6750v750" svg:viewBox="0 0 1 751">
          <text:p/>
        </draw:connector>
        <draw:custom-shape draw:style-name="gr5" draw:text-style-name="P8" xml:id="id3" draw:id="id3" draw:layer="layout" svg:width="8.25cm" svg:height="2cm" svg:x="1.25cm" svg:y="13.25cm">
          <text:list text:style-name="L2">
            <text:list-item>
              <text:p text:style-name="P7"><text:span text:style-name="T2">Configure PWR_MGMT,</text:span></text:p>
              <text:p text:style-name="P7"><text:span text:style-name="T2">GYRO_CONFIG,ACCEL_CONFIG</text:span></text:p>
              <text:p text:style-name="P7"><text:span text:style-name="T2">registers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5.5cm" svg:y1="12cm" svg:x2="5.375cm" svg:y2="13.25cm" draw:start-shape="id2" draw:end-shape="id3" svg:d="M5500 12000v626h-125v624" svg:viewBox="0 0 126 1251">
          <text:p text:style-name="P3">yes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ecode" svg:font-family="Firecode"/>
    <style:font-face style:name="FiraCode Nerd Font1" svg:font-family="'FiraCode Nerd Font'" style:font-pitch="fixed"/>
    <style:font-face style:name="FiraCode Nerd Font" svg:font-family="'FiraCode Nerd Font'" style:font-adornments="Regular" style:font-pitch="fixed"/>
    <style:font-face style:name="Nimbus Mono PS" svg:font-family="'Nimbus Mono PS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ira" style:family="graphic" style:parent-style-name="A4">
      <style:text-properties style:font-name="FiraCode Nerd Font" fo:font-family="'FiraCode Nerd Font'" style:font-style-name="Regular" style:font-pitch="fixe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3T20:20:47.350745043</meta:creation-date>
    <dc:date>2023-05-23T20:55:36.505582967</dc:date>
    <meta:editing-duration>PT14M28S</meta:editing-duration>
    <meta:editing-cycles>4</meta:editing-cycles>
    <meta:generator>LibreOffice/7.0.4.2$Linux_X86_64 LibreOffice_project/00$Build-2</meta:generator>
    <meta:document-statistic meta:object-count="6"/>
  </office:meta>
</office:document-meta>
</file>